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9c2fc" officeooo:paragraph-rsid="0009c2fc"/>
    </style:style>
    <style:style style:name="P3" style:family="paragraph" style:parent-style-name="Standard">
      <style:text-properties officeooo:rsid="000a6c5c" officeooo:paragraph-rsid="000a6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3">tutorial instalación FreePBX:</text:p>
      <text:p text:style-name="P3"/>
      <text:p text:style-name="P3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3-16T12:54:40.535000000</dc:date>
    <meta:editing-duration>PT3M21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5" meta:word-count="9" meta:character-count="225" meta:non-whitespace-character-count="220"/>
  </office:meta>
</office:document-meta>
</file>